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rsid="001937c0" officeooo:paragraph-rsid="001937c0"/>
    </style:style>
    <style:style style:name="P2" style:family="paragraph" style:parent-style-name="Standard">
      <style:text-properties officeooo:rsid="001937c0" officeooo:paragraph-rsid="001937c0"/>
    </style:style>
    <style:style style:name="P3" style:family="paragraph" style:parent-style-name="Standard">
      <style:text-properties officeooo:rsid="0019ad6b" officeooo:paragraph-rsid="0019ad6b"/>
    </style:style>
    <style:style style:name="P4" style:family="paragraph" style:parent-style-name="Standard">
      <style:paragraph-properties fo:margin-top="0cm" fo:margin-bottom="0cm" loext:contextual-spacing="false" fo:line-height="100%"/>
      <style:text-properties officeooo:rsid="0019ad6b" officeooo:paragraph-rsid="0019ad6b"/>
    </style:style>
    <style:style style:name="P5" style:family="paragraph" style:parent-style-name="Standard">
      <style:paragraph-properties fo:margin-top="0cm" fo:margin-bottom="0cm" loext:contextual-spacing="false" fo:line-height="100%"/>
      <style:text-properties officeooo:paragraph-rsid="001d3c9c"/>
    </style:style>
    <style:style style:name="T1" style:family="text">
      <style:text-properties style:font-name="Times New Roman" fo:font-size="22pt" fo:font-weight="bold" style:font-size-asian="22pt" style:font-weight-asian="bold" style:font-name-complex="Times New Roman1" style:font-size-complex="22pt" style:font-weight-complex="bold"/>
    </style:style>
    <style:style style:name="T2" style:family="text">
      <style:text-properties style:font-name="Times New Roman" fo:font-size="22pt" fo:font-weight="bold" officeooo:rsid="0019ad6b" style:font-size-asian="22pt" style:font-weight-asian="bold" style:font-name-complex="Times New Roman1" style:font-size-complex="22pt" style:font-weight-complex="bold"/>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officeooo:rsid="001a1b3d" style:font-name-asian="Times New Roman1" style:font-size-asian="12pt" style:font-name-complex="Times New Roman1" style:font-size-complex="12pt"/>
    </style:style>
    <style:style style:name="T5" style:family="text">
      <style:text-properties style:font-name="Times New Roman" fo:font-size="12pt" officeooo:rsid="001b3a87" style:font-name-asian="Times New Roman1" style:font-size-asian="12pt" style:font-name-complex="Times New Roman1" style:font-size-complex="12pt"/>
    </style:style>
    <style:style style:name="T6" style:family="text">
      <style:text-properties style:font-name="Times New Roman" fo:font-size="12pt" officeooo:rsid="001ca220" style:font-name-asian="Times New Roman1" style:font-size-asian="12pt" style:font-name-complex="Times New Roman1" style:font-size-complex="12pt"/>
    </style:style>
    <style:style style:name="T7" style:family="text">
      <style:text-properties style:font-name="Times New Roman" fo:font-size="12pt" officeooo:rsid="001d3c9c" style:font-name-asian="Times New Roman1" style:font-size-asian="12pt" style:font-name-complex="Times New Roman1" style:font-size-complex="12pt"/>
    </style:style>
    <style:style style:name="T8" style:family="text">
      <style:text-properties style:font-name="Times New Roman" fo:font-size="12pt" officeooo:rsid="0019ad6b" style:font-name-asian="Times New Roman1" style:font-size-asian="12pt" style:font-name-complex="Times New Roman1" style:font-size-complex="12pt"/>
    </style:style>
    <style:style style:name="T9" style:family="text">
      <style:text-properties officeooo:rsid="001d3c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ML Based </text:span><text:span text:style-name="T1">Credit Risk Assessment System</text:span></text:p>
      <text:p text:style-name="P2">INTRODUCTION</text:p>
      <text:p text:style-name="P2"/>
      <text:p text:style-name="P3">Project Overview</text:p>
      <text:p text:style-name="P3"/>
      <text:p text:style-name="P5"><text:span text:style-name="T8">The credit score is a numeric expression measuring people’s creditworthiness. </text:span><text:span text:style-name="T6">B</text:span><text:span text:style-name="T8">anks usually use it to determine who should get credit, how much credit they should receive, and which operational strategy can be taken to reduce the credit risk.</text:span><text:span text:style-name="T4">The problem with credit <text:s/>scores is that they provide an incomplete picture of individuals and small companies with less or no banking history </text:span><text:span text:style-name="T5">therefore making it difficult for these parties to receive credit even in cases where they would be capable of repay the credit.</text:span><text:span text:style-name="T6">The goal is to use machine learning for credit risk classification and instead of focusing on an individual or company’s banking history,the focus would instead be based on banking patterns of similar clients behaviour and data from those transactions.</text:span><text:span text:style-name="T7">With machine learning, the number of data sources that can factor into a credit model are theoretically infinite. There exist countless variables that might predict an applicant’s ability to pay back their loan, and machine learning is good at finding patterns within large data sets.Models could factor in data points that are yet unknown to predict a borrower’s likelihood of paying back their loan.This allow banks and other lenders to increase revenue by approving more credit invisible applicants while avoiding high risk at the same time.The platform would provide individuals and companies to assess risks before even going through the loan application process.</text:span></text:p>
      <text:p text:style-name="P4"><text:span text:style-name="T3"/></text:p>
      <text:p text:style-name="P4"><text:span text:style-name="T3">Requiremen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BW"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BW"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9T15:15:24.423276750</meta:creation-date>
    <meta:generator>LibreOffice/6.3.6.2$Linux_X86_64 LibreOffice_project/30$Build-2</meta:generator>
    <dc:date>2020-06-29T16:28:48.555551580</dc:date>
    <meta:editing-duration>PT9M33S</meta:editing-duration>
    <meta:editing-cycles>2</meta:editing-cycles>
    <meta:document-statistic meta:table-count="0" meta:image-count="0" meta:object-count="0" meta:page-count="1" meta:paragraph-count="5" meta:word-count="232" meta:character-count="1510" meta:non-whitespace-character-count="1282"/>
  </office:meta>
</office:document-meta>
</file>